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7-0171 <text:s text:c="28"/>14/07/2015</text:p>
      <text:p text:style-name="P12"><text:s text:c="6"/>Compañía Hidráulica S.A. de C.V.</text:p>
      <text:p text:style-name="P13"><text:s text:c="7"/>Calle Quequeisque, Jardines de Merliot No. 44-G, Santa Tecla. <text:s text:c="3"/></text:p>
      <text:p text:style-name="P14"><text:s text:c="11"/>La Libertad <text:s text:c="13"/>0614-051108-103-1 <text:s text:c="28"/>191937-5</text:p>
      <text:p text:style-name="P14"><text:s text:c="41"/>Venta de Otros productos no clasif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3 <text:s text:c="8"/></text:span><text:s/><text:span text:style-name="T2">Software Antivirus por un año
<text:line-break/>ESET SMART SECURITY que incluye: Antivirus, Antispiware, firewall, Antispam</text:span><text:tab/> <text:s text:c="33"/><text:span text:style-name="T3">$ 25 <text:s text:c="23"/>$ 75</text:span></text:p>
      <text:p text:style-name="P2"><text:s text:c="4"/></text:p>
      <text:p text:style-name="P8"><text:span text:style-name="T2"><text:s text:c="3"/>1 <text:s text:c="8"/></text:span><text:s/><text:span text:style-name="T2">Mantenimiento de software y limpieza de equipo Vaio gris</text:span><text:tab/> <text:s text:c="33"/><text:span text:style-name="T3">$ 25 <text:s text:c="23"/>$ 2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00 </text:p>
      <text:p text:style-name="P18">113 <text:s text:c="82"/><text:span text:style-name="T5">$ </text:span>13</text:p>
      <text:p text:style-name="P16"><text:span text:style-name="T1"><text:s text:c="19"/></text:span><text:s text:c="69"/><text:span text:style-name="T5">$</text:span> <text:span text:style-name="T1">113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1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